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4pt" officeooo:rsid="0008a86a" officeooo:paragraph-rsid="0008a86a" style:font-size-asian="21pt" style:font-size-complex="24pt"/>
    </style:style>
    <style:style style:name="P2" style:family="paragraph" style:parent-style-name="Preformatted_20_Text">
      <style:paragraph-properties fo:text-align="end" style:justify-single-word="false"/>
      <style:text-properties fo:font-size="24pt" officeooo:rsid="0008a86a" officeooo:paragraph-rsid="0008a86a" style:font-size-asian="21pt" style:font-size-complex="24pt"/>
    </style:style>
    <style:style style:name="P3" style:family="paragraph" style:parent-style-name="Preformatted_20_Text">
      <style:paragraph-properties fo:text-align="center" style:justify-single-word="false"/>
      <style:text-properties fo:font-size="24pt" officeooo:rsid="0008e910" officeooo:paragraph-rsid="0008e910" style:font-size-asian="21pt" style:font-size-complex="24pt"/>
    </style:style>
    <style:style style:name="P4" style:family="paragraph" style:parent-style-name="Preformatted_20_Text">
      <style:paragraph-properties fo:text-align="end" style:justify-single-word="false"/>
      <style:text-properties fo:font-size="12pt" officeooo:rsid="0008a86a" officeooo:paragraph-rsid="0008a86a" style:font-size-asian="10.5pt" style:font-size-complex="12pt"/>
    </style:style>
    <style:style style:name="P5" style:family="paragraph" style:parent-style-name="Preformatted_20_Text">
      <style:paragraph-properties fo:text-align="end" style:justify-single-word="false"/>
      <style:text-properties fo:font-size="18pt" officeooo:rsid="0008a86a" officeooo:paragraph-rsid="0008a86a" style:font-size-asian="15.75pt" style:font-size-complex="18pt"/>
    </style:style>
    <style:style style:name="P6" style:family="paragraph" style:parent-style-name="Preformatted_20_Text">
      <style:paragraph-properties fo:text-align="end" style:justify-single-word="false"/>
      <style:text-properties fo:font-size="18pt" officeooo:rsid="0008e910" officeooo:paragraph-rsid="0008e910" style:font-size-asian="15.75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J Fantasy World Manager</text:p>
      <text:p text:style-name="P1"/>
      <text:p text:style-name="P1"/>
      <text:p text:style-name="P3">Project Modeling Document</text:p>
      <text:p text:style-name="P1"/>
      <text:p text:style-name="P1"/>
      <text:p text:style-name="P2"/>
      <text:p text:style-name="P2"/>
      <text:p text:style-name="P2">Authors</text:p>
      <text:p text:style-name="P4">James Ehlmann</text:p>
      <text:p text:style-name="P4">Joseph Hardy</text:p>
      <text:p text:style-name="P4">Stephan Hibbard</text:p>
      <text:p text:style-name="P4">James Ortis</text:p>
      <text:p text:style-name="P4">Diwakar Simkhada</text:p>
      <text:p text:style-name="P4">Jack Strickland</text:p>
      <text:p text:style-name="P4">Matt Swart</text:p>
      <text:p text:style-name="P4">Ryan Walters</text:p>
      <text:p text:style-name="P4"/>
      <text:p text:style-name="P4"/>
      <text:p text:style-name="P4"/>
      <text:p text:style-name="P5"/>
      <text:p text:style-name="P5"/>
      <text:p text:style-name="P5">Version 1.0 Approved</text:p>
      <text:p text:style-name="P6">Febuary 17<text:span text:style-name="T1">th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1:22:02.968721811</dc:date>
    <meta:editing-duration>PT5M4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29" meta:character-count="194" meta:non-whitespace-character-count="178"/>
  </office:meta>
</office:document-meta>
</file>